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7708f" officeooo:paragraph-rsid="0017708f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7708f" officeooo:paragraph-rsid="0017708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7708f" officeooo:paragraph-rsid="0017708f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3</text:p>
      <text:p text:style-name="P1"/>
      <text:p text:style-name="P2">OVERVIEW OF SQL.</text:p>
      <text:p text:style-name="P2"/>
      <text:p text:style-name="P3">1) does ANSI recognize the data type DATE?</text:p>
      <text:p text:style-name="P3"/>
      <text:p text:style-name="P3">Ans: NO</text:p>
      <text:p text:style-name="P3"/>
      <text:p text:style-name="P3">2) which subdivision of SQL is used to insert values in tables?</text:p>
      <text:p text:style-name="P3"/>
      <text:p text:style-name="P3">Ans: DML(Data Manipulation Languag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02:40.651402091</meta:creation-date>
    <dc:date>2023-09-11T15:05:59.841120322</dc:date>
    <meta:editing-duration>PT3M19S</meta:editing-duration>
    <meta:editing-cycles>1</meta:editing-cycles>
    <meta:document-statistic meta:table-count="0" meta:image-count="0" meta:object-count="0" meta:page-count="1" meta:paragraph-count="6" meta:word-count="32" meta:character-count="181" meta:non-whitespace-character-count="155"/>
    <meta:generator>LibreOffice/7.3.7.2$Linux_X86_64 LibreOffice_project/30$Build-2</meta:generator>
  </office:meta>
</office:document-meta>
</file>